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Mono"/>
    </style:style>
    <style:style style:name="P4" style:family="paragraph" style:parent-style-name="Standard">
      <style:text-properties style:font-name="Liberation Mono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Cr</text:p>
      <text:p text:style-name="P1"/>
      <text:p text:style-name="P1">//tabla para ir guardando cálculos</text:p>
      <text:p text:style-name="P1">//(programación dinámica)</text:p>
      <text:p text:style-name="P1">unsigned long long dp[Nmax][Rmax];</text:p>
      <text:p text:style-name="P1"/>
      <text:p text:style-name="P1">unsigned long long nCr(int n, int r)</text:p>
      <text:p text:style-name="P1">{</text:p>
      <text:p text:style-name="P1"><text:s text:c="4"/>if (n==r) return dp[n][r] = 1;</text:p>
      <text:p text:style-name="P1"><text:s text:c="4"/>if (r==0) return dp[n][r] = 1;</text:p>
      <text:p text:style-name="P1"><text:s text:c="4"/>if (r==1) return dp[n][r] = (unsigned long long)n;</text:p>
      <text:p text:style-name="P1"><text:s text:c="4"/>if (dp[n][r]) return dp[n][r];</text:p>
      <text:p text:style-name="P1"><text:s text:c="4"/>return dp[n][r] = nCr(n-1, r) + nCr(n-1, r-1);</text:p>
      <text:p text:style-name="P1">}</text:p>
      <text:p text:style-name="P1"/>
      <text:p text:style-name="P1"/>
      <text:p text:style-name="P1"/>
      <text:p text:style-name="P2"><text:bookmark-start text:name="__DdeLink__52_214772577"/>mcd<text:bookmark-end text:name="__DdeLink__52_214772577"/></text:p>
      <text:p text:style-name="P1"/>
      <text:p text:style-name="P1">int mcd(int a, int b)</text:p>
      <text:p text:style-name="P1">{</text:p>
      <text:p text:style-name="P1"><text:s text:c="4"/>while(b) b ^= a ^= b ^= a %= b;</text:p>
      <text:p text:style-name="P1"><text:s text:c="4"/>return a;</text:p>
      <text:p text:style-name="P1">}</text:p>
      <text:p text:style-name="P1"/>
      <text:p text:style-name="P1"/>
      <text:p text:style-name="P1"/>
      <text:p text:style-name="P2">Subfactorial</text:p>
      <text:p text:style-name="P1"/>
      <text:p text:style-name="P1">ull factorial(int n)</text:p>
      <text:p text:style-name="P1">{</text:p>
      <text:p text:style-name="P1"><text:tab/>if (n &gt; 0)</text:p>
      <text:p text:style-name="P1"><text:tab/><text:tab/>return n * factorial(n-1);</text:p>
      <text:p text:style-name="P1"><text:tab/>else return 1;</text:p>
      <text:p text:style-name="P1">}</text:p>
      <text:p text:style-name="P1"></text:p>
      <text:p text:style-name="P1">ull subf(int n)</text:p>
      <text:p text:style-name="P1">{</text:p>
      <text:p text:style-name="P1"><text:tab/>double res = factorial(n) / M_E;</text:p>
      <text:p text:style-name="P1"><text:tab/>ull res2 = res + 0.5; //entero más cercano</text:p>
      <text:p text:style-name="P1"><text:tab/>return res2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Bertinetti</meta:initial-creator>
    <meta:creation-date>2010-10-22T01:44:21</meta:creation-date>
    <dc:date>2011-09-23T00:41:44</dc:date>
    <dc:creator>Juan Bertinetti</dc:creator>
    <meta:editing-duration>PT1H8M26S</meta:editing-duration>
    <meta:editing-cycles>4</meta:editing-cycles>
    <meta:generator>LibreOffice/3.3$Linux LibreOffice_project/330m19$Build-301</meta:generator>
    <meta:document-statistic meta:table-count="0" meta:image-count="0" meta:object-count="0" meta:page-count="1" meta:paragraph-count="32" meta:word-count="112" meta:character-count="618"/>
  </office:meta>
</office:document-meta>
</file>